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微软雅黑" svg:font-family="微软雅黑" style:font-family-generic="swiss" style:font-pitch="variable"/>
    <style:font-face style:name="Droid Sans Fallback" svg:font-family="'Droid Sans Fallback'" style:font-family-generic="system" style:font-pitch="variable"/>
    <style:font-face style:name="微软雅黑1" svg:font-family="微软雅黑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默认-title">
      <style:graphic-properties fo:min-height="3.506cm"/>
    </style:style>
    <style:style style:name="pr2" style:family="presentation" style:parent-style-name="默认-subtitle">
      <style:graphic-properties draw:fill-color="#ffffff" fo:min-height="12.179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subtitle">
      <style:graphic-properties draw:fill-color="#ffffff" fo:min-height="1.286cm"/>
    </style:style>
    <style:style style:name="co1" style:family="table-column">
      <style:table-column-properties style:column-width="3.598cm" style:use-optimal-column-width="false"/>
    </style:style>
    <style:style style:name="co2" style:family="table-column">
      <style:table-column-properties style:column-width="3.611cm" style:use-optimal-column-width="false"/>
    </style:style>
    <style:style style:name="ro1" style:family="table-row">
      <style:table-row-properties style:row-height="3.044cm"/>
    </style:style>
    <style:style style:name="ro2" style:family="table-row">
      <style:table-row-properties style:row-height="3.047cm"/>
    </style:style>
    <style:style style:name="ce1" style:family="table-cell">
      <style:graphic-properties style:repeat="repeat"/>
    </style:style>
    <style:style style:name="P1" style:family="paragraph">
      <style:paragraph-properties fo:margin-top="0cm" fo:margin-bottom="0cm" fo:line-height="100%" style:punctuation-wrap="hanging" style:writing-mode="lr-tb"/>
      <style:text-properties fo:hyphenate="false"/>
    </style:style>
    <style:style style:name="P2" style:family="paragraph">
      <style:paragraph-properties fo:margin-top="0.353cm" fo:margin-bottom="0cm" fo:line-height="90%" fo:text-align="start" style:punctuation-wrap="hanging" style:writing-mode="lr-tb"/>
      <style:text-properties fo:hyphenate="false"/>
    </style:style>
    <style:style style:name="P3" style:family="paragraph">
      <style:paragraph-properties fo:text-align="start"/>
    </style:style>
    <style:style style:name="P4" style:family="paragraph">
      <style:paragraph-properties fo:margin-top="0.353cm" fo:margin-bottom="0cm" fo:line-height="90%" style:punctuation-wrap="hanging" style:writing-mode="lr-tb"/>
      <style:text-properties fo:hyphenate="false"/>
    </style:style>
    <style:style style:name="P5" style:family="paragraph">
      <style:paragraph-properties fo:margin-top="0.353cm" fo:margin-bottom="0cm" fo:line-height="90%" style:punctuation-wrap="hanging" style:writing-mode="lr-tb"/>
      <style:text-properties style:font-size-asian="32pt" fo:hyphenate="false"/>
    </style:style>
    <style:style style:name="P6" style:family="paragraph">
      <style:text-properties style:font-size-asian="20pt"/>
    </style:style>
    <style:style style:name="P7" style:family="paragraph">
      <style:paragraph-properties fo:text-align="start"/>
      <style:text-properties fo:font-size="10.5pt" style:font-size-asian="10.5pt" style:font-size-complex="10.5pt"/>
    </style:style>
    <style:style style:name="P8" style:family="paragraph">
      <style:paragraph-properties fo:margin-top="0.353cm" fo:margin-bottom="0cm" fo:line-height="90%" fo:text-align="start" style:punctuation-wrap="hanging" style:writing-mode="lr-tb"/>
      <style:text-properties fo:font-size="10.5pt" style:font-size-asian="10.5pt" style:font-size-complex="10.5pt" fo:hyphenate="false"/>
    </style:style>
    <style:style style:name="P9" style:family="paragraph">
      <style:paragraph-properties fo:text-align="start"/>
      <style:text-properties fo:font-size="14pt" style:font-size-asian="14pt" style:font-size-complex="14pt"/>
    </style:style>
    <style:style style:name="P10" style:family="paragraph">
      <style:paragraph-properties fo:margin-top="0.353cm" fo:margin-bottom="0cm" fo:line-height="90%" fo:text-align="start" style:punctuation-wrap="hanging" style:writing-mode="lr-tb"/>
      <style:text-properties fo:font-size="14pt" style:font-size-asian="14pt" style:font-size-complex="14pt" fo:hyphenate="false"/>
    </style:style>
    <style:style style:name="P11" style:family="paragraph">
      <style:text-properties fo:font-size="18pt"/>
    </style:style>
    <style:style style:name="P12" style:family="paragraph">
      <style:text-properties fo:font-size="16pt" style:font-size-asian="16pt" style:font-size-complex="16pt"/>
    </style:style>
    <style:style style:name="P13" style:family="paragraph">
      <style:paragraph-properties fo:margin-top="0.353cm" fo:margin-bottom="0cm" fo:line-height="90%" style:punctuation-wrap="hanging" style:writing-mode="lr-tb"/>
      <style:text-properties fo:font-size="16pt" style:font-size-asian="16pt" style:font-size-complex="16pt" fo:hyphenate="false"/>
    </style:style>
    <style:style style:name="P14" style:family="paragraph">
      <style:paragraph-properties fo:text-align="start"/>
      <style:text-properties fo:font-size="24pt" style:font-size-asian="24pt" style:font-size-complex="24pt"/>
    </style:style>
    <style:style style:name="P15" style:family="paragraph">
      <style:paragraph-properties fo:margin-top="0.353cm" fo:margin-bottom="0cm" fo:line-height="90%" fo:text-align="start" style:punctuation-wrap="hanging" style:writing-mode="lr-tb"/>
      <style:text-properties fo:font-size="24pt" style:font-size-asian="24pt" style:font-size-complex="24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微软雅黑" fo:font-size="44pt" fo:letter-spacing="normal" fo:font-style="normal" style:text-underline-style="none" fo:font-weight="normal" style:font-name-asian="微软雅黑1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微软雅黑" fo:font-size="32pt" fo:letter-spacing="normal" fo:font-style="normal" style:text-underline-style="none" fo:font-weight="normal" style:font-name-asian="微软雅黑1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frame presentation:style-name="pr1" draw:layer="layout" svg:width="25.199cm" svg:height="3.506cm" svg:x="1.4cm" svg:y="0.837cm" presentation:class="title">
          <draw:text-box>
            <text:p text:style-name="P1"><text:span text:style-name="T1">答辩</text:span><text:span text:style-name="T1">PPT</text:span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2"><text:span text:style-name="T2">总体架构</text:span></text:p>
            <text:p text:style-name="P2"><text:span text:style-name="T2">数据结构设计</text:span></text:p>
            <text:p text:style-name="P2"><text:span text:style-name="T2">功能设计</text:span></text:p>
            <text:p text:style-name="P2"><text:span text:style-name="T2">性能分析</text:span></text:p>
            <text:p text:style-name="P2"><text:span text:style-name="T2">总结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1T0">
        <draw:frame presentation:style-name="pr1" draw:layer="layout" svg:width="25.199cm" svg:height="3.506cm" svg:x="1.4cm" svg:y="0.837cm" presentation:class="title">
          <draw:text-box>
            <text:p text:style-name="P4"><text:span text:style-name="T2">总体架构</text:span></text:p>
          </draw:text-box>
        </draw:frame>
        <draw:frame presentation:style-name="pr2" draw:text-style-name="P5" draw:layer="layout" svg:width="25.199cm" svg:height="12.179cm" svg:x="1.4cm" svg:y="4.914cm" presentation:class="subtitle" presentation:user-transformed="true">
          <draw:text-box>
            <text:p>B+Tre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4"><text:span text:style-name="T2">数据结构设计</text:span></text:p>
          </draw:text-box>
        </draw:frame>
        <draw:frame presentation:style-name="pr2" draw:text-style-name="P8" draw:layer="layout" svg:width="25.199cm" svg:height="13.62cm" svg:x="1.4cm" svg:y="4.193cm" presentation:class="subtitle" presentation:user-transformed="true">
          <draw:text-box>
            <text:p text:style-name="P7"><text:span text:style-name="T3">class BTree{</text:span></text:p>
            <text:p text:style-name="P7"><text:span text:style-name="T3"><text:tab/></text:span><text:span text:style-name="T3">private:</text:span></text:p>
            <text:p text:style-name="P7"><text:span text:style-name="T3"><text:tab/></text:span><text:span text:style-name="T3"><text:tab/></text:span><text:span text:style-name="T3">string dtName; </text:span><text:span text:style-name="T3">数据库名</text:span></text:p>
            <text:p text:style-name="P7"><text:span text:style-name="T3"><text:tab/></text:span><text:span text:style-name="T3"><text:tab/></text:span><text:span text:style-name="T3">FILE * Bstream; </text:span><text:span text:style-name="T3">文件流</text:span></text:p>
            <text:p text:style-name="P7"><text:span text:style-name="T3">//file{{{</text:span></text:p>
            <text:p text:style-name="P7"><text:span text:style-name="T3"><text:tab/></text:span><text:span text:style-name="T3"><text:tab/></text:span><text:span text:style-name="T3">typedef struct Bdata{</text:span><text:span text:style-name="T3">储存数据所用结构体</text:span></text:p>
            <text:p text:style-name="P7"><text:span text:style-name="T3"><text:tab/></text:span><text:span text:style-name="T3"><text:tab/></text:span><text:span text:style-name="T3">}BDAT;</text:span></text:p>
            <text:p text:style-name="P7"><text:span text:style-name="T3"><text:tab/></text:span><text:span text:style-name="T3"><text:tab/></text:span><text:span text:style-name="T3">void writef(FILE * stream,long long offset,const BDAT * val) </text:span><text:span text:style-name="T3">写数据到文件</text:span></text:p>
            <text:p text:style-name="P7"><text:span text:style-name="T3"><text:tab/></text:span><text:span text:style-name="T3"><text:tab/></text:span><text:span text:style-name="T3">void getf(FILE * stream,long long offset,BDAT * val) const </text:span><text:span text:style-name="T3">读书据到文件</text:span></text:p>
            <text:p text:style-name="P7"><text:span text:style-name="T3"><text:tab/></text:span><text:span text:style-name="T3"><text:tab/></text:span><text:span text:style-name="T3">long long appf(FILE * stream,const BDAT * val) </text:span><text:span text:style-name="T3">文件末尾增加数据</text:span></text:p>
            <text:p text:style-name="P7"><text:span text:style-name="T3"><text:tab/></text:span><text:span text:style-name="T3"><text:tab/></text:span><text:span text:style-name="T3">struct saveNode </text:span><text:span text:style-name="T3">储存索引所用结构体</text:span></text:p>
            <text:p text:style-name="P7"><text:span text:style-name="T3">//}}}</text:span></text:p>
            <text:p text:style-name="P7"><text:span text:style-name="T3"><text:tab/></text:span><text:span text:style-name="T3"><text:tab/></text:span><text:span text:style-name="T3">class BNode </text:span><text:span text:style-name="T3">节点父类</text:span></text:p>
            <text:p text:style-name="P7"><text:span text:style-name="T3"><text:tab/></text:span><text:span text:style-name="T3"><text:tab/></text:span><text:span text:style-name="T3">class MidNode:public BNode </text:span><text:span text:style-name="T3">非叶子节点</text:span></text:p>
            <text:p text:style-name="P7"><text:span text:style-name="T3"><text:tab/></text:span><text:span text:style-name="T3"><text:tab/></text:span><text:span text:style-name="T3">class DataNode:public BNode </text:span><text:span text:style-name="T3">叶子节点</text:span></text:p>
            <text:p text:style-name="P7"><text:span text:style-name="T3"><text:tab/></text:span><text:span text:style-name="T3"><text:tab/></text:span><text:span text:style-name="T3">void freemem(BNode * fNode) </text:span><text:span text:style-name="T3">释放节点内存</text:span></text:p>
            <text:p text:style-name="P7"><text:span text:style-name="T3"><text:tab/></text:span><text:span text:style-name="T3"><text:tab/></text:span><text:span text:style-name="T3">BNode * bRoot </text:span><text:span text:style-name="T3">根节点</text:span></text:p>
            <text:p text:style-name="P7"><text:span text:style-name="T3"><text:tab/></text:span><text:span text:style-name="T3"><text:tab/></text:span><text:span text:style-name="T3">void printT(BNode *,int) </text:span><text:span text:style-name="T3">输出节点</text:span></text:p>
            <text:p text:style-name="P7"><text:span text:style-name="T3"><text:tab/></text:span><text:span text:style-name="T3"><text:tab/></text:span><text:span text:style-name="T3">void writeNodef(FILE * stream,const BNode * nNode) </text:span><text:span text:style-name="T3">写索引</text:span><text:span text:style-name="T3">(b+</text:span><text:span text:style-name="T3">树</text:span><text:span text:style-name="T3">)</text:span><text:span text:style-name="T3">到文件</text:span></text:p>
            <text:p text:style-name="P7"><text:span text:style-name="T3"><text:tab/></text:span><text:span text:style-name="T3"><text:tab/></text:span><text:span text:style-name="T3">BNode * getBtreef(FILE * stream,long long offset) </text:span><text:span text:style-name="T3">从文件读</text:span><text:span text:style-name="T3">b+</text:span><text:span text:style-name="T3">树索引</text:span></text:p>
            <text:p text:style-name="P7"><text:span text:style-name="T3"><text:tab/></text:span><text:span text:style-name="T3">public:</text:span></text:p>
            <text:p text:style-name="P7"><text:span text:style-name="T3"><text:tab/></text:span><text:span text:style-name="T3"><text:tab/></text:span><text:span text:style-name="T3">BTree(string dtn,bool newfile = true) </text:span><text:span text:style-name="T3">初始化</text:span></text:p>
            <text:p text:style-name="P7"><text:span text:style-name="T3"><text:tab/></text:span><text:span text:style-name="T3"><text:tab/></text:span><text:span text:style-name="T3">~BTree() </text:span><text:span text:style-name="T3">析构</text:span></text:p>
            <text:p text:style-name="P7"><text:span text:style-name="T3"><text:tab/></text:span><text:span text:style-name="T3"><text:tab/></text:span><text:span text:style-name="T3">bool insert(const string &amp;,const string &amp;) </text:span><text:span text:style-name="T3">插入</text:span></text:p>
            <text:p text:style-name="P7"><text:span text:style-name="T3"><text:tab/></text:span><text:span text:style-name="T3"><text:tab/></text:span><text:span text:style-name="T3">bool deleteKey(const string &amp;) </text:span><text:span text:style-name="T3">删除</text:span></text:p>
            <text:p text:style-name="P7"><text:span text:style-name="T3"><text:tab/></text:span><text:span text:style-name="T3"><text:tab/></text:span><text:span text:style-name="T3">string * findKey(const string &amp;)const </text:span><text:span text:style-name="T3">查找</text:span></text:p>
            <text:p text:style-name="P7"><text:span text:style-name="T3"><text:tab/></text:span><text:span text:style-name="T3"><text:tab/></text:span><text:span text:style-name="T3">bool replace(const string &amp;,const string &amp;) </text:span><text:span text:style-name="T3">替代</text:span></text:p>
            <text:p text:style-name="P7"><text:span text:style-name="T3"><text:tab/></text:span><text:span text:style-name="T3"><text:tab/></text:span><text:span text:style-name="T3">void printT() </text:span><text:span text:style-name="T3">输出树</text:span></text:p>
            <text:p text:style-name="P7"><text:span text:style-name="T3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1T0">
        <draw:frame presentation:style-name="pr1" draw:layer="layout" svg:width="25.199cm" svg:height="3.506cm" svg:x="1.4cm" svg:y="0.837cm" presentation:class="title">
          <draw:text-box>
            <text:p text:style-name="P4"><text:span text:style-name="T2">功能设计</text:span></text:p>
          </draw:text-box>
        </draw:frame>
        <draw:frame presentation:style-name="pr2" draw:text-style-name="P10" draw:layer="layout" svg:width="25.199cm" svg:height="12.179cm" svg:x="1.4cm" svg:y="4.907cm" presentation:class="subtitle" presentation:user-transformed="true">
          <draw:text-box>
            <text:p text:style-name="P9"><text:span text:style-name="T4">bool BTree::insert(const string &amp; newKey,const string &amp; newVal)</text:span></text:p>
            <text:p text:style-name="P9"><text:span text:style-name="T4">不符合长度范围 或 插入值已存在返回</text:span><text:span text:style-name="T4">false</text:span></text:p>
            <text:p text:style-name="P9"><text:span text:style-name="T4">正确插入返回</text:span><text:span text:style-name="T4">true</text:span></text:p>
            <text:p text:style-name="P9"><text:span text:style-name="T4"/></text:p>
            <text:p text:style-name="P9"><text:span text:style-name="T4">bool BTree::deleteKey(const string &amp; fKey)</text:span></text:p>
            <text:p text:style-name="P9"><text:span text:style-name="T4">未找到返回</text:span><text:span text:style-name="T4">false</text:span></text:p>
            <text:p text:style-name="P9"><text:span text:style-name="T4">正确删除返回</text:span><text:span text:style-name="T4">true</text:span></text:p>
            <text:p text:style-name="P9"><text:span text:style-name="T4"/></text:p>
            <text:p text:style-name="P9"><text:span text:style-name="T4">string * BTree::findKey(const string &amp; fKey)const {//{{{</text:span></text:p>
            <text:p text:style-name="P9"><text:span text:style-name="T4">找到返回相应</text:span><text:span text:style-name="T4">val</text:span></text:p>
            <text:p text:style-name="P9"><text:span text:style-name="T4">未找到返回</text:span><text:span text:style-name="T4">NULL</text:span></text:p>
            <text:p text:style-name="P9"><text:span text:style-name="T4"/></text:p>
            <text:p text:style-name="P9"><text:span text:style-name="T4">bool BTree::replace(const string &amp; fKey,const string &amp; newVal)</text:span></text:p>
            <text:p text:style-name="P9"><text:span text:style-name="T4">不符合长度范围 或 未找到返回</text:span><text:span text:style-name="T4">false</text:span></text:p>
            <text:p text:style-name="P9"><text:span text:style-name="T4">正确替代返回</text:span><text:span text:style-name="T4">true</text:span></text:p>
            <text:p text:style-name="P9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1T0">
        <draw:frame presentation:style-name="pr1" draw:layer="layout" svg:width="25.199cm" svg:height="3.506cm" svg:x="1.4cm" svg:y="0.837cm" presentation:class="title">
          <draw:text-box>
            <text:p text:style-name="P4"><text:span text:style-name="T2">性能分析</text:span></text:p>
          </draw:text-box>
        </draw:frame>
        <draw:frame presentation:style-name="pr2" draw:text-style-name="P5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standard" draw:layer="layout" svg:width="25.199cm" svg:height="12.179cm" svg:x="1.4cm" svg:y="4.91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1">size</text:p>
              </table:table-cell>
              <table:table-cell>
                <text:p text:style-name="P11">1*10^4</text:p>
              </table:table-cell>
              <table:table-cell>
                <text:p text:style-name="P11">5*10^4</text:p>
              </table:table-cell>
              <table:table-cell>
                <text:p text:style-name="P11">1*10^5</text:p>
              </table:table-cell>
              <table:table-cell>
                <text:p text:style-name="P11">5*10^5</text:p>
              </table:table-cell>
              <table:table-cell>
                <text:p text:style-name="P11">1*10^6</text:p>
              </table:table-cell>
              <table:table-cell>
                <text:p text:style-name="P11">5*10^6</text:p>
              </table:table-cell>
            </table:table-row>
            <table:table-row table:style-name="ro1" table:default-cell-style-name="ce1">
              <table:table-cell>
                <text:p text:style-name="P11">real</text:p>
              </table:table-cell>
              <table:table-cell>
                <text:p text:style-name="P11">0.070+-</text:p>
              </table:table-cell>
              <table:table-cell>
                <text:p text:style-name="P11">0.310+-</text:p>
              </table:table-cell>
              <table:table-cell>
                <text:p text:style-name="P11">0.630+-</text:p>
              </table:table-cell>
              <table:table-cell>
                <text:p text:style-name="P11">3.200+-</text:p>
              </table:table-cell>
              <table:table-cell>
                <text:p text:style-name="P11">7.500+</text:p>
              </table:table-cell>
              <table:table-cell>
                <text:p text:style-name="P11">40+-</text:p>
              </table:table-cell>
            </table:table-row>
            <table:table-row table:style-name="ro1" table:default-cell-style-name="ce1">
              <table:table-cell>
                <text:p text:style-name="P11">user</text:p>
              </table:table-cell>
              <table:table-cell>
                <text:p text:style-name="P11">0.050+-</text:p>
              </table:table-cell>
              <table:table-cell>
                <text:p text:style-name="P11">0.190+-</text:p>
              </table:table-cell>
              <table:table-cell>
                <text:p text:style-name="P11">0.400+-</text:p>
              </table:table-cell>
              <table:table-cell>
                <text:p text:style-name="P11">2.100+-</text:p>
              </table:table-cell>
              <table:table-cell>
                <text:p text:style-name="P11">4.300+</text:p>
              </table:table-cell>
              <table:table-cell>
                <text:p text:style-name="P11">25+-</text:p>
              </table:table-cell>
            </table:table-row>
            <table:table-row table:style-name="ro2" table:default-cell-style-name="ce1">
              <table:table-cell>
                <text:p text:style-name="P11">sys</text:p>
              </table:table-cell>
              <table:table-cell>
                <text:p text:style-name="P11">0.020+-</text:p>
              </table:table-cell>
              <table:table-cell>
                <text:p text:style-name="P11">0.120+-</text:p>
              </table:table-cell>
              <table:table-cell>
                <text:p text:style-name="P11">0.230+-</text:p>
              </table:table-cell>
              <table:table-cell>
                <text:p text:style-name="P11">1.100+-</text:p>
              </table:table-cell>
              <table:table-cell>
                <text:p text:style-name="P11">2.400+</text:p>
              </table:table-cell>
              <table:table-cell>
                <text:p text:style-name="P11">12+-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text-style-name="P13" draw:layer="layout" svg:width="25.199cm" svg:height="1.286cm" svg:x="1.401cm" svg:y="3.6cm">
          <draw:text-box>
            <text:p text:style-name="P12"><text:span text:style-name="T5">Ubuntu 14.04LTS</text:span><text:span text:style-name="T5">下</text:span><text:span text:style-name="T5">ext3</text:span><text:span text:style-name="T5">格式磁盘中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1T0">
        <draw:frame presentation:style-name="pr1" draw:layer="layout" svg:width="25.199cm" svg:height="3.506cm" svg:x="1.4cm" svg:y="0.837cm" presentation:class="title">
          <draw:text-box>
            <text:p text:style-name="P4"><text:span text:style-name="T2">总结</text:span></text:p>
          </draw:text-box>
        </draw:frame>
        <draw:frame presentation:style-name="pr2" draw:text-style-name="P15" draw:layer="layout" svg:width="25.199cm" svg:height="12.179cm" svg:x="1.4cm" svg:y="4.914cm" presentation:class="subtitle" presentation:user-transformed="true">
          <draw:text-box>
            <text:p text:style-name="P14"><text:span text:style-name="T6"><text:tab/></text:span><text:span text:style-name="T6">虽然随着数据量的增大程序所用时间会变长，但平均每个数据的时间增长却较为缓慢，与理论上的</text:span><text:span text:style-name="T6">O(log(n))</text:span><text:span text:style-name="T6">级别相符。可见</text:span><text:span text:style-name="T6">B+</text:span><text:span text:style-name="T6">树的平衡性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微软雅黑" svg:font-family="微软雅黑" style:font-family-generic="swiss" style:font-pitch="variable"/>
    <style:font-face style:name="Droid Sans Fallback" svg:font-family="'Droid Sans Fallback'" style:font-family-generic="system" style:font-pitch="variable"/>
    <style:font-face style:name="微软雅黑1" svg:font-family="微软雅黑" style:font-family-generic="modern" style:font-pitch="fixed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Fallback" style:font-family-complex="'Droid Sans Fallback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Fallback" style:font-family-complex="'Droid Sans Fallback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Fallback" style:font-family-complex="'Droid Sans Fallback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cm" fo:margin-bottom="0.4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cm" fo:margin-bottom="0.3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cm" fo:margin-bottom="0.2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Fallback" style:font-family-complex="'Droid Sans Fallback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Fallback" style:font-family-complex="'Droid Sans Fallback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编号&gt;</text:page-number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编号&gt;</text:page-number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编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5T21:07:33.805108892</meta:creation-date>
    <dc:date>2015-01-15T21:51:31.579582633</dc:date>
    <meta:editing-duration>PT15M5S</meta:editing-duration>
    <meta:editing-cycles>1</meta:editing-cycles>
    <meta:document-statistic meta:object-count="47"/>
    <meta:generator>LibreOffice/4.2.7.2$Linux_X86_64 LibreOffice_project/420m0$Build-2</meta:generator>
  </office:meta>
</office:document-meta>
</file>